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dc6" officeooo:paragraph-rsid="001a8dc6"/>
    </style:style>
    <style:style style:name="P2" style:family="paragraph" style:parent-style-name="Standard">
      <style:text-properties officeooo:rsid="001a8dc6" officeooo:paragraph-rsid="001c7964"/>
    </style:style>
    <style:style style:name="P3" style:family="paragraph" style:parent-style-name="Standard">
      <style:paragraph-properties fo:break-before="page"/>
      <style:text-properties officeooo:rsid="001a8dc6" officeooo:paragraph-rsid="001e3cf3"/>
    </style:style>
    <style:style style:name="P4" style:family="paragraph" style:parent-style-name="Standard">
      <style:text-properties officeooo:rsid="001a8dc6" officeooo:paragraph-rsid="001e3cf3"/>
    </style:style>
    <style:style style:name="P5" style:family="paragraph" style:parent-style-name="Standard">
      <style:text-properties officeooo:paragraph-rsid="001a8dc6"/>
    </style:style>
    <style:style style:name="P6" style:family="paragraph" style:parent-style-name="Standard">
      <style:text-properties officeooo:rsid="001c7964" officeooo:paragraph-rsid="001c7964"/>
    </style:style>
    <style:style style:name="P7" style:family="paragraph" style:parent-style-name="Standard">
      <style:text-properties officeooo:rsid="001d6d19" officeooo:paragraph-rsid="001d6d19"/>
    </style:style>
    <style:style style:name="P8" style:family="paragraph" style:parent-style-name="Standard">
      <style:text-properties officeooo:rsid="001e3cf3" officeooo:paragraph-rsid="001e3cf3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text-properties fo:color="#d4d4d4" loext:opacity="100%" style:font-name="Droid Sans Mono" fo:font-size="10.5pt" fo:font-weight="normal" officeooo:rsid="001e3cf3" officeooo:paragraph-rsid="001e3cf3" fo:background-color="#1e1e1e"/>
    </style:style>
    <style:style style:name="P11" style:family="paragraph" style:parent-style-name="Standard">
      <style:paragraph-properties style:line-height-at-least="0.198in"/>
    </style:style>
    <style:style style:name="T1" style:family="text">
      <style:text-properties officeooo:rsid="001c7964"/>
    </style:style>
    <style:style style:name="T2" style:family="text">
      <style:text-properties officeooo:rsid="001d6d19"/>
    </style:style>
    <style:style style:name="T3" style:family="text">
      <style:text-properties officeooo:rsid="001e3cf3"/>
    </style:style>
    <style:style style:name="T4" style:family="text">
      <style:text-properties fo:color="#808080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<text:span text:style-name="T2">Q1-</text:span>steps to create a Service Account in Google Cloud Platform </text:p>
      <text:p text:style-name="P5"/>
      <text:p text:style-name="P1">step 1- search for Google Cloud Platform on any browser </text:p>
      <text:p text:style-name="P1"/>
      <text:p text:style-name="P1">step 2- signi on <text:s/>Google Cloud Platform using email </text:p>
      <text:p text:style-name="P1"/>
      <text:p text:style-name="P1">step 3- after signi click on console <text:span text:style-name="T1">it will redirect to another page</text:span></text:p>
      <text:p text:style-name="P1"/>
      <text:p text:style-name="P1">step 4- <text:span text:style-name="T1">in sidebar click on IAM <text:s/>and ADMIN→ service account name and create account</text:span></text:p>
      <text:p text:style-name="P1"/>
      <text:p text:style-name="P6">step 5- click on new project on top and create new project which need to be use for project</text:p>
      <text:p text:style-name="P6"/>
      <text:p text:style-name="P6">step 6- select project checkbox to use particular project </text:p>
      <text:p text:style-name="P6"/>
      <text:p text:style-name="P6">step 7- select from sidebar APIs and SERVICE → library→ select Cloud Vision API and enable it it </text:p>
      <text:p text:style-name="P2"/>
      <text:p text:style-name="P2"/>
      <text:p text:style-name="P2"/>
      <text:p text:style-name="P3"><text:span text:style-name="T3">Q2-</text:span></text:p>
      <text:p text:style-name="P4"/>
      <text:p text:style-name="P8">login.html</text:p>
      <text:p text:style-name="P10"><text:span text:style-name="T4">&lt;!</text:span><text:span text:style-name="T5">DOCTYPE</text:span> <text:span text:style-name="T6">html</text:span><text:span text:style-name="T4">&gt;</text:span></text:p>
      <text:p text:style-name="P9"><text:span text:style-name="T4">&lt;</text:span><text:span text:style-name="T5">html</text:span> <text:span text:style-name="T6">lang</text:span>=<text:span text:style-name="T7">"en"</text:span><text:span text:style-name="T4">&gt;</text:span></text:p>
      <text:p text:style-name="P11"/>
      <text:p text:style-name="P9"><text:span text:style-name="T4">&lt;</text:span><text:span text:style-name="T5">head</text:span><text:span text:style-name="T4">&gt;</text:span></text:p>
      <text:p text:style-name="P9"><text:span text:style-name="T4">&lt;</text:span><text:span text:style-name="T5">title</text:span><text:span text:style-name="T4">&gt;</text:span>Student Login<text:span text:style-name="T4">&lt;/</text:span><text:span text:style-name="T5">title</text:span><text:span text:style-name="T4">&gt;</text:span></text:p>
      <text:p text:style-name="P9"><text:span text:style-name="T4">&lt;</text:span><text:span text:style-name="T5">link</text:span> <text:span text:style-name="T6">rel</text:span>=<text:span text:style-name="T7">"stylesheet"</text:span> <text:span text:style-name="T6">href</text:span>=<text:span text:style-name="T7">"style.css"</text:span><text:span text:style-name="T4">&gt;</text:span></text:p>
      <text:p text:style-name="P9"><text:span text:style-name="T4">&lt;/</text:span><text:span text:style-name="T5">head</text:span><text:span text:style-name="T4">&gt;</text:span></text:p>
      <text:p text:style-name="P11"/>
      <text:p text:style-name="P9"><text:span text:style-name="T4">&lt;</text:span><text:span text:style-name="T5">body</text:span><text:span text:style-name="T4">&gt;</text:span></text:p>
      <text:p text:style-name="P11"/>
      <text:p text:style-name="P9"><text:span text:style-name="T4">&lt;</text:span><text:span text:style-name="T5">div</text:span> <text:span text:style-name="T6">class</text:span>=<text:span text:style-name="T7">"container"</text:span><text:span text:style-name="T4">&gt;</text:span></text:p>
      <text:p text:style-name="P9"><text:span text:style-name="T4">&lt;</text:span><text:span text:style-name="T5">h2</text:span><text:span text:style-name="T4">&gt;</text:span>Student Login<text:span text:style-name="T4">&lt;/</text:span><text:span text:style-name="T5">h2</text:span><text:span text:style-name="T4">&gt;</text:span></text:p>
      <text:p text:style-name="P11"/>
      <text:p text:style-name="P9"><text:span text:style-name="T4">&lt;</text:span><text:span text:style-name="T5">form</text:span> <text:span text:style-name="T6">onsubmit</text:span>=<text:span text:style-name="T7">"</text:span><text:span text:style-name="T5">return</text:span><text:span text:style-name="T7"> loginUser()"</text:span><text:span text:style-name="T4">&gt;</text:span></text:p>
      <text:p text:style-name="P9"><text:span text:style-name="T4">&lt;</text:span><text:span text:style-name="T5">label</text:span><text:span text:style-name="T4">&gt;</text:span>Enrolment Number<text:span text:style-name="T4">&lt;/</text:span><text:span text:style-name="T5">label</text:span><text:span text:style-name="T4">&gt;</text:span></text:p>
      <text:p text:style-name="P9"><text:span text:style-name="T4">&lt;</text:span><text:span text:style-name="T5">input</text:span> <text:span text:style-name="T6">type</text:span>=<text:span text:style-name="T7">"text"</text:span> <text:span text:style-name="T6">id</text:span>=<text:span text:style-name="T7">"loginEnrol"</text:span> <text:span text:style-name="T6">required</text:span><text:span text:style-name="T4">&gt;</text:span></text:p>
      <text:p text:style-name="P11"/>
      <text:p text:style-name="P9"><text:span text:style-name="T4">&lt;</text:span><text:span text:style-name="T5">label</text:span><text:span text:style-name="T4">&gt;</text:span>Password<text:span text:style-name="T4">&lt;/</text:span><text:span text:style-name="T5">label</text:span><text:span text:style-name="T4">&gt;</text:span></text:p>
      <text:p text:style-name="P9"><text:span text:style-name="T4">&lt;</text:span><text:span text:style-name="T5">input</text:span> <text:span text:style-name="T6">type</text:span>=<text:span text:style-name="T7">"password"</text:span> <text:span text:style-name="T6">id</text:span>=<text:span text:style-name="T7">"loginPassword"</text:span> <text:span text:style-name="T6">required</text:span><text:span text:style-name="T4">&gt;</text:span></text:p>
      <text:p text:style-name="P11"/>
      <text:p text:style-name="P9"><text:span text:style-name="T4">&lt;</text:span><text:span text:style-name="T5">button</text:span> <text:span text:style-name="T6">type</text:span>=<text:span text:style-name="T7">"submit"</text:span><text:span text:style-name="T4">&gt;</text:span>Login<text:span text:style-name="T4">&lt;/</text:span><text:span text:style-name="T5">button</text:span><text:span text:style-name="T4">&gt;</text:span></text:p>
      <text:p text:style-name="P9"><text:span text:style-name="T4">&lt;/</text:span><text:span text:style-name="T5">form</text:span><text:span text:style-name="T4">&gt;</text:span></text:p>
      <text:p text:style-name="P11"/>
      <text:p text:style-name="P9"><text:span text:style-name="T4">&lt;</text:span><text:span text:style-name="T5">p</text:span><text:span text:style-name="T4">&gt;</text:span>Don't have an account?</text:p>
      <text:p text:style-name="P9"><text:span text:style-name="T4">&lt;</text:span><text:span text:style-name="T5">a</text:span> <text:span text:style-name="T6">href</text:span>=<text:span text:style-name="T7">"register.html"</text:span><text:span text:style-name="T4">&gt;</text:span>Register Here<text:span text:style-name="T4">&lt;/</text:span><text:span text:style-name="T5">a</text:span><text:span text:style-name="T4">&gt;</text:span></text:p>
      <text:p text:style-name="P9"><text:span text:style-name="T4">&lt;/</text:span><text:span text:style-name="T5">p</text:span><text:span text:style-name="T4">&gt;</text:span></text:p>
      <text:p text:style-name="P9"><text:span text:style-name="T4">&lt;/</text:span><text:span text:style-name="T5">div</text:span><text:span text:style-name="T4">&gt;</text:span></text:p>
      <text:p text:style-name="P11"/>
      <text:p text:style-name="P9"><text:span text:style-name="T4">&lt;</text:span><text:span text:style-name="T5">script</text:span> <text:span text:style-name="T6">src</text:span>=<text:span text:style-name="T7">"script.js"</text:span><text:span text:style-name="T4">&gt;&lt;/</text:span><text:span text:style-name="T5">script</text:span><text:span text:style-name="T4">&gt;</text:span></text:p>
      <text:p text:style-name="P9"><text:span text:style-name="T4">&lt;/</text:span><text:span text:style-name="T5">body</text:span><text:span text:style-name="T4">&gt;</text:span></text:p>
      <text:p text:style-name="P11"/>
      <text:p text:style-name="P9"><text:span text:style-name="T4">&lt;/</text:span><text:span text:style-name="T5">html</text:span><text:span text:style-name="T4">&gt;</text:span></text:p>
      <text:p text:style-name="P8"/>
      <text:p text:style-name="P8">register.html</text:p>
      <text:p text:style-name="P10"><text:span text:style-name="T4">&lt;!</text:span><text:span text:style-name="T5">DOCTYPE</text:span> <text:span text:style-name="T6">html</text:span><text:span text:style-name="T4">&gt;</text:span></text:p>
      <text:p text:style-name="P9"><text:span text:style-name="T4">&lt;</text:span><text:span text:style-name="T5">html</text:span> <text:span text:style-name="T6">lang</text:span>=<text:span text:style-name="T7">"en"</text:span><text:span text:style-name="T4">&gt;</text:span></text:p>
      <text:p text:style-name="P9"><text:span text:style-name="T4">&lt;</text:span><text:span text:style-name="T5">head</text:span><text:span text:style-name="T4">&gt;</text:span></text:p>
      <text:p text:style-name="P9"><text:span text:style-name="T4">&lt;</text:span><text:span text:style-name="T5">title</text:span><text:span text:style-name="T4">&gt;</text:span>Student Registration<text:span text:style-name="T4">&lt;/</text:span><text:span text:style-name="T5">title</text:span><text:span text:style-name="T4">&gt;</text:span></text:p>
      <text:p text:style-name="P9"><text:span text:style-name="T4">&lt;</text:span><text:span text:style-name="T5">link</text:span> <text:span text:style-name="T6">rel</text:span>=<text:span text:style-name="T7">"stylesheet"</text:span> <text:span text:style-name="T6">href</text:span>=<text:span text:style-name="T7">"style.css"</text:span><text:span text:style-name="T4">&gt;</text:span></text:p>
      <text:p text:style-name="P9"><text:span text:style-name="T4">&lt;/</text:span><text:span text:style-name="T5">head</text:span><text:span text:style-name="T4">&gt;</text:span></text:p>
      <text:p text:style-name="P9"><text:span text:style-name="T4">&lt;</text:span><text:span text:style-name="T5">body</text:span><text:span text:style-name="T4">&gt;</text:span></text:p>
      <text:p text:style-name="P11"/>
      <text:p text:style-name="P9"><text:span text:style-name="T4">&lt;</text:span><text:span text:style-name="T5">div</text:span> <text:span text:style-name="T6">class</text:span>=<text:span text:style-name="T7">"container"</text:span><text:span text:style-name="T4">&gt;</text:span></text:p>
      <text:p text:style-name="P9"><text:span text:style-name="T4">&lt;</text:span><text:span text:style-name="T5">h2</text:span><text:span text:style-name="T4">&gt;</text:span>Student Registration<text:span text:style-name="T4">&lt;/</text:span><text:span text:style-name="T5">h2</text:span><text:span text:style-name="T4">&gt;</text:span></text:p>
      <text:p text:style-name="P11"/>
      <text:p text:style-name="P9"><text:span text:style-name="T4">&lt;</text:span><text:span text:style-name="T5">form</text:span> <text:span text:style-name="T6">onsubmit</text:span>=<text:span text:style-name="T7">"</text:span><text:span text:style-name="T5">return</text:span><text:span text:style-name="T7"> registerUser()"</text:span><text:span text:style-name="T4">&gt;</text:span></text:p>
      <text:p text:style-name="P9"><text:span text:style-name="T4">&lt;</text:span><text:span text:style-name="T5">label</text:span><text:span text:style-name="T4">&gt;</text:span>Student Name<text:span text:style-name="T4">&lt;/</text:span><text:span text:style-name="T5">label</text:span><text:span text:style-name="T4">&gt;</text:span></text:p>
      <text:p text:style-name="P9"><text:span text:style-name="T4">&lt;</text:span><text:span text:style-name="T5">input</text:span> <text:span text:style-name="T6">type</text:span>=<text:span text:style-name="T7">"text"</text:span> <text:span text:style-name="T6">id</text:span>=<text:span text:style-name="T7">"regName"</text:span> <text:span text:style-name="T6">required</text:span><text:span text:style-name="T4">&gt;</text:span></text:p>
      <text:p text:style-name="P11"><text:soft-page-break/></text:p>
      <text:p text:style-name="P9"><text:span text:style-name="T4">&lt;</text:span><text:span text:style-name="T5">label</text:span><text:span text:style-name="T4">&gt;</text:span>Enrolment Number<text:span text:style-name="T4">&lt;/</text:span><text:span text:style-name="T5">label</text:span><text:span text:style-name="T4">&gt;</text:span></text:p>
      <text:p text:style-name="P9"><text:span text:style-name="T4">&lt;</text:span><text:span text:style-name="T5">input</text:span> <text:span text:style-name="T6">type</text:span>=<text:span text:style-name="T7">"text"</text:span> <text:span text:style-name="T6">id</text:span>=<text:span text:style-name="T7">"regEnrol"</text:span> <text:span text:style-name="T6">required</text:span><text:span text:style-name="T4">&gt;</text:span></text:p>
      <text:p text:style-name="P11"/>
      <text:p text:style-name="P9"><text:span text:style-name="T4">&lt;</text:span><text:span text:style-name="T5">label</text:span><text:span text:style-name="T4">&gt;</text:span>Email ID<text:span text:style-name="T4">&lt;/</text:span><text:span text:style-name="T5">label</text:span><text:span text:style-name="T4">&gt;</text:span></text:p>
      <text:p text:style-name="P9"><text:span text:style-name="T4">&lt;</text:span><text:span text:style-name="T5">input</text:span> <text:span text:style-name="T6">type</text:span>=<text:span text:style-name="T7">"email"</text:span> <text:span text:style-name="T6">id</text:span>=<text:span text:style-name="T7">"regEmail"</text:span> <text:span text:style-name="T6">required</text:span><text:span text:style-name="T4">&gt;</text:span></text:p>
      <text:p text:style-name="P11"/>
      <text:p text:style-name="P9"><text:span text:style-name="T4">&lt;</text:span><text:span text:style-name="T5">label</text:span><text:span text:style-name="T4">&gt;</text:span>Password<text:span text:style-name="T4">&lt;/</text:span><text:span text:style-name="T5">label</text:span><text:span text:style-name="T4">&gt;</text:span></text:p>
      <text:p text:style-name="P9"><text:span text:style-name="T4">&lt;</text:span><text:span text:style-name="T5">input</text:span> <text:span text:style-name="T6">type</text:span>=<text:span text:style-name="T7">"password"</text:span> <text:span text:style-name="T6">id</text:span>=<text:span text:style-name="T7">"regPassword"</text:span> <text:span text:style-name="T6">required</text:span><text:span text:style-name="T4">&gt;</text:span></text:p>
      <text:p text:style-name="P11"/>
      <text:p text:style-name="P9"><text:span text:style-name="T4">&lt;</text:span><text:span text:style-name="T5">button</text:span> <text:span text:style-name="T6">type</text:span>=<text:span text:style-name="T7">"submit"</text:span><text:span text:style-name="T4">&gt;</text:span>Register<text:span text:style-name="T4">&lt;/</text:span><text:span text:style-name="T5">button</text:span><text:span text:style-name="T4">&gt;</text:span></text:p>
      <text:p text:style-name="P9"><text:span text:style-name="T4">&lt;/</text:span><text:span text:style-name="T5">form</text:span><text:span text:style-name="T4">&gt;</text:span></text:p>
      <text:p text:style-name="P11"/>
      <text:p text:style-name="P9"><text:span text:style-name="T4">&lt;</text:span><text:span text:style-name="T5">p</text:span><text:span text:style-name="T4">&gt;</text:span>Already have an account? </text:p>
      <text:p text:style-name="P9"><text:span text:style-name="T4">&lt;</text:span><text:span text:style-name="T5">a</text:span> <text:span text:style-name="T6">href</text:span>=<text:span text:style-name="T7">"login.html"</text:span><text:span text:style-name="T4">&gt;</text:span>Login Here<text:span text:style-name="T4">&lt;/</text:span><text:span text:style-name="T5">a</text:span><text:span text:style-name="T4">&gt;</text:span></text:p>
      <text:p text:style-name="P9"><text:span text:style-name="T4">&lt;/</text:span><text:span text:style-name="T5">p</text:span><text:span text:style-name="T4">&gt;</text:span></text:p>
      <text:p text:style-name="P9"><text:span text:style-name="T4">&lt;/</text:span><text:span text:style-name="T5">div</text:span><text:span text:style-name="T4">&gt;</text:span></text:p>
      <text:p text:style-name="P11"/>
      <text:p text:style-name="P9"><text:span text:style-name="T4">&lt;</text:span><text:span text:style-name="T5">script</text:span> <text:span text:style-name="T6">src</text:span>=<text:span text:style-name="T7">"script.js"</text:span><text:span text:style-name="T4">&gt;&lt;/</text:span><text:span text:style-name="T5">script</text:span><text:span text:style-name="T4">&gt;</text:span></text:p>
      <text:p text:style-name="P9"><text:span text:style-name="T4">&lt;/</text:span><text:span text:style-name="T5">body</text:span><text:span text:style-name="T4">&gt;</text:span></text:p>
      <text:p text:style-name="P9"><text:span text:style-name="T4">&lt;/</text:span><text:span text:style-name="T5">html</text:span><text:span text:style-name="T4">&gt;</text:span></text:p>
      <text:p text:style-name="P8"/>
      <text:p text:style-name="P8">dashboard.html</text:p>
      <text:p text:style-name="P10"><text:span text:style-name="T4">&lt;!</text:span><text:span text:style-name="T5">DOCTYPE</text:span> <text:span text:style-name="T6">html</text:span><text:span text:style-name="T4">&gt;</text:span></text:p>
      <text:p text:style-name="P9"><text:span text:style-name="T4">&lt;</text:span><text:span text:style-name="T5">html</text:span> <text:span text:style-name="T6">lang</text:span>=<text:span text:style-name="T7">"en"</text:span><text:span text:style-name="T4">&gt;</text:span></text:p>
      <text:p text:style-name="P9"><text:span text:style-name="T4">&lt;</text:span><text:span text:style-name="T5">head</text:span><text:span text:style-name="T4">&gt;</text:span></text:p>
      <text:p text:style-name="P9"><text:span text:style-name="T4">&lt;</text:span><text:span text:style-name="T5">title</text:span><text:span text:style-name="T4">&gt;</text:span>Student Dashboard<text:span text:style-name="T4">&lt;/</text:span><text:span text:style-name="T5">title</text:span><text:span text:style-name="T4">&gt;</text:span></text:p>
      <text:p text:style-name="P9"><text:span text:style-name="T4">&lt;</text:span><text:span text:style-name="T5">link</text:span> <text:span text:style-name="T6">rel</text:span>=<text:span text:style-name="T7">"stylesheet"</text:span> <text:span text:style-name="T6">href</text:span>=<text:span text:style-name="T7">"style.css"</text:span><text:span text:style-name="T4">&gt;</text:span></text:p>
      <text:p text:style-name="P9"><text:span text:style-name="T4">&lt;/</text:span><text:span text:style-name="T5">head</text:span><text:span text:style-name="T4">&gt;</text:span></text:p>
      <text:p text:style-name="P9"><text:span text:style-name="T4">&lt;</text:span><text:span text:style-name="T5">body</text:span> <text:span text:style-name="T6">onload</text:span>=<text:span text:style-name="T7">"loadDashboard()"</text:span><text:span text:style-name="T4">&gt;</text:span></text:p>
      <text:p text:style-name="P11"/>
      <text:p text:style-name="P9"><text:span text:style-name="T4">&lt;</text:span><text:span text:style-name="T5">div</text:span> <text:span text:style-name="T6">class</text:span>=<text:span text:style-name="T7">"container"</text:span><text:span text:style-name="T4">&gt;</text:span></text:p>
      <text:p text:style-name="P9"><text:span text:style-name="T4">&lt;</text:span><text:span text:style-name="T5">h2</text:span><text:span text:style-name="T4">&gt;</text:span>Student Dashboard<text:span text:style-name="T4">&lt;/</text:span><text:span text:style-name="T5">h2</text:span><text:span text:style-name="T4">&gt;</text:span></text:p>
      <text:p text:style-name="P11"/>
      <text:p text:style-name="P9"><text:span text:style-name="T4">&lt;</text:span><text:span text:style-name="T5">p</text:span><text:span text:style-name="T4">&gt;&lt;</text:span><text:span text:style-name="T5">strong</text:span><text:span text:style-name="T4">&gt;</text:span>Enrolment Number:<text:span text:style-name="T4">&lt;/</text:span><text:span text:style-name="T5">strong</text:span><text:span text:style-name="T4">&gt;</text:span> </text:p>
      <text:p text:style-name="P9"><text:span text:style-name="T4">&lt;</text:span><text:span text:style-name="T5">span</text:span> <text:span text:style-name="T6">id</text:span>=<text:span text:style-name="T7">"displayEnrol"</text:span><text:span text:style-name="T4">&gt;&lt;/</text:span><text:span text:style-name="T5">span</text:span><text:span text:style-name="T4">&gt;</text:span></text:p>
      <text:p text:style-name="P9"><text:span text:style-name="T4">&lt;/</text:span><text:span text:style-name="T5">p</text:span><text:span text:style-name="T4">&gt;</text:span></text:p>
      <text:p text:style-name="P11"/>
      <text:p text:style-name="P9"><text:span text:style-name="T4">&lt;</text:span><text:span text:style-name="T5">h3</text:span><text:span text:style-name="T4">&gt;</text:span>Select Your Elective Subject<text:span text:style-name="T4">&lt;/</text:span><text:span text:style-name="T5">h3</text:span><text:span text:style-name="T4">&gt;</text:span></text:p>
      <text:p text:style-name="P11"/>
      <text:p text:style-name="P9"><text:span text:style-name="T4">&lt;</text:span><text:span text:style-name="T5">form</text:span> <text:span text:style-name="T6">onsubmit</text:span>=<text:span text:style-name="T7">"</text:span><text:span text:style-name="T5">return</text:span><text:span text:style-name="T7"> saveSubject()"</text:span><text:span text:style-name="T4">&gt;</text:span></text:p>
      <text:p text:style-name="P9"><text:span text:style-name="T4">&lt;</text:span><text:span text:style-name="T5">div</text:span> <text:span text:style-name="T6">class</text:span>=<text:span text:style-name="T7">"radio-group"</text:span><text:span text:style-name="T4">&gt;</text:span></text:p>
      <text:p text:style-name="P9"><text:span text:style-name="T4">&lt;</text:span><text:span text:style-name="T5">input</text:span> <text:span text:style-name="T6">type</text:span>=<text:span text:style-name="T7">"radio"</text:span> <text:span text:style-name="T6">name</text:span>=<text:span text:style-name="T7">"subject"</text:span> <text:span text:style-name="T6">value</text:span>=<text:span text:style-name="T7">"NLP"</text:span> <text:span text:style-name="T6">required</text:span><text:span text:style-name="T4">&gt;</text:span> NLP<text:span text:style-name="T4">&lt;</text:span><text:span text:style-name="T5">br</text:span><text:span text:style-name="T4">&gt;</text:span></text:p>
      <text:p text:style-name="P9"><text:span text:style-name="T4">&lt;</text:span><text:span text:style-name="T5">input</text:span> <text:span text:style-name="T6">type</text:span>=<text:span text:style-name="T7">"radio"</text:span> <text:span text:style-name="T6">name</text:span>=<text:span text:style-name="T7">"subject"</text:span> <text:span text:style-name="T6">value</text:span>=<text:span text:style-name="T7">"IoT"</text:span><text:span text:style-name="T4">&gt;</text:span> IoT<text:span text:style-name="T4">&lt;</text:span><text:span text:style-name="T5">br</text:span><text:span text:style-name="T4">&gt;</text:span></text:p>
      <text:p text:style-name="P9"><text:span text:style-name="T4">&lt;</text:span><text:span text:style-name="T5">input</text:span> <text:span text:style-name="T6">type</text:span>=<text:span text:style-name="T7">"radio"</text:span> <text:span text:style-name="T6">name</text:span>=<text:span text:style-name="T7">"subject"</text:span> <text:span text:style-name="T6">value</text:span>=<text:span text:style-name="T7">"DevOps"</text:span><text:span text:style-name="T4">&gt;</text:span> DevOps<text:span text:style-name="T4">&lt;</text:span><text:span text:style-name="T5">br</text:span><text:span text:style-name="T4">&gt;</text:span></text:p>
      <text:p text:style-name="P9"><text:span text:style-name="T4">&lt;/</text:span><text:span text:style-name="T5">div</text:span><text:span text:style-name="T4">&gt;</text:span></text:p>
      <text:p text:style-name="P11"/>
      <text:p text:style-name="P9"><text:span text:style-name="T4">&lt;</text:span><text:span text:style-name="T5">button</text:span> <text:span text:style-name="T6">type</text:span>=<text:span text:style-name="T7">"submit"</text:span><text:span text:style-name="T4">&gt;</text:span>Save Selection<text:span text:style-name="T4">&lt;/</text:span><text:span text:style-name="T5">button</text:span><text:span text:style-name="T4">&gt;</text:span></text:p>
      <text:p text:style-name="P9"><text:span text:style-name="T4">&lt;/</text:span><text:span text:style-name="T5">form</text:span><text:span text:style-name="T4">&gt;</text:span></text:p>
      <text:p text:style-name="P11"/>
      <text:p text:style-name="P9"><text:span text:style-name="T4">&lt;</text:span><text:span text:style-name="T5">button</text:span> <text:span text:style-name="T6">class</text:span>=<text:span text:style-name="T7">"logout-btn"</text:span> <text:span text:style-name="T6">onclick</text:span>=<text:span text:style-name="T7">"logout()"</text:span><text:span text:style-name="T4">&gt;</text:span>Logout<text:span text:style-name="T4">&lt;/</text:span><text:span text:style-name="T5">button</text:span><text:span text:style-name="T4">&gt;</text:span></text:p>
      <text:p text:style-name="P9"><text:soft-page-break/><text:span text:style-name="T4">&lt;/</text:span><text:span text:style-name="T5">div</text:span><text:span text:style-name="T4">&gt;</text:span></text:p>
      <text:p text:style-name="P11"/>
      <text:p text:style-name="P9"><text:span text:style-name="T4">&lt;</text:span><text:span text:style-name="T5">script</text:span> <text:span text:style-name="T6">src</text:span>=<text:span text:style-name="T7">"script.js"</text:span><text:span text:style-name="T4">&gt;&lt;/</text:span><text:span text:style-name="T5">script</text:span><text:span text:style-name="T4">&gt;</text:span></text:p>
      <text:p text:style-name="P9"><text:span text:style-name="T4">&lt;/</text:span><text:span text:style-name="T5">body</text:span><text:span text:style-name="T4">&gt;</text:span></text:p>
      <text:p text:style-name="P9"><text:span text:style-name="T4">&lt;/</text:span><text:span text:style-name="T5">html</text:span><text:span text:style-name="T4">&gt;</text:span></text:p>
      <text:p text:style-name="P8"/>
      <text:p text:style-name="P8"/>
      <text:p text:style-name="P4"/>
      <text:p text:style-name="P4">gi<text:span text:style-name="T2">t</text:span> in<text:span text:style-name="T2">it</text:span></text:p>
      <text:p text:style-name="P2">gh repo create <text:span text:style-name="T2">095_A</text:span> --public --source=. --remoe=origin –push</text:p>
      <text:p text:style-name="P7">gh auth log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09:00:23.555976704</meta:creation-date>
    <dc:date>2026-02-24T10:07:42.043451702</dc:date>
    <meta:editing-duration>PT19M2S</meta:editing-duration>
    <meta:editing-cycles>1</meta:editing-cycles>
    <meta:document-statistic meta:table-count="0" meta:image-count="0" meta:object-count="0" meta:page-count="4" meta:paragraph-count="91" meta:word-count="290" meta:character-count="2589" meta:non-whitespace-character-count="2386"/>
    <meta:generator>LibreOffice/24.2.7.2$Linux_X86_64 LibreOffice_project/420$Build-2</meta:generator>
  </office:meta>
</office:document-meta>
</file>